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f165" officeooo:paragraph-rsid="001ff165"/>
    </style:style>
    <style:style style:name="P2" style:family="paragraph" style:parent-style-name="Standard">
      <style:paragraph-properties fo:text-align="center" style:justify-single-word="false"/>
      <style:text-properties officeooo:rsid="001ff165" officeooo:paragraph-rsid="001ff165"/>
    </style:style>
    <style:style style:name="P3" style:family="paragraph" style:parent-style-name="Standard">
      <style:text-properties officeooo:rsid="001ff165" officeooo:paragraph-rsid="0020d9fa"/>
    </style:style>
    <style:style style:name="P4" style:family="paragraph" style:parent-style-name="Standard">
      <style:text-properties officeooo:rsid="001ff165" officeooo:paragraph-rsid="002b0a24"/>
    </style:style>
    <style:style style:name="P5" style:family="paragraph" style:parent-style-name="Standard">
      <style:text-properties fo:font-weight="bold" officeooo:rsid="001ff165" officeooo:paragraph-rsid="001ff165" style:font-weight-asian="bold" style:font-weight-complex="bold"/>
    </style:style>
    <style:style style:name="P6" style:family="paragraph" style:parent-style-name="Standard">
      <style:text-properties fo:font-weight="bold" officeooo:rsid="0020d9fa" officeooo:paragraph-rsid="0020d9fa" style:font-weight-asian="bold" style:font-weight-complex="bold"/>
    </style:style>
    <style:style style:name="P7" style:family="paragraph" style:parent-style-name="Standard">
      <style:text-properties officeooo:rsid="0020d9fa" officeooo:paragraph-rsid="0020d9fa"/>
    </style:style>
    <style:style style:name="P8" style:family="paragraph" style:parent-style-name="Standard">
      <style:text-properties officeooo:rsid="0020d9fa" officeooo:paragraph-rsid="002a8bd2"/>
    </style:style>
    <style:style style:name="P9" style:family="paragraph" style:parent-style-name="Standard">
      <style:text-properties officeooo:paragraph-rsid="0020d9fa"/>
    </style:style>
    <style:style style:name="P10" style:family="paragraph" style:parent-style-name="Standard">
      <style:text-properties officeooo:rsid="0021ec59" officeooo:paragraph-rsid="0021ec59"/>
    </style:style>
    <style:style style:name="P11" style:family="paragraph" style:parent-style-name="Standard">
      <style:text-properties fo:font-weight="normal" officeooo:rsid="0012df8d" officeooo:paragraph-rsid="0021ec59" style:font-weight-asian="normal" style:font-weight-complex="normal"/>
    </style:style>
    <style:style style:name="P12" style:family="paragraph" style:parent-style-name="Standard">
      <style:text-properties fo:font-weight="normal" officeooo:rsid="00174f89" officeooo:paragraph-rsid="0021ec59" style:font-weight-asian="normal" style:font-weight-complex="normal"/>
    </style:style>
    <style:style style:name="P13" style:family="paragraph" style:parent-style-name="Standard">
      <style:text-properties fo:font-weight="normal" officeooo:rsid="0021ec59" officeooo:paragraph-rsid="002a8bd2" style:font-weight-asian="normal" style:font-weight-complex="normal"/>
    </style:style>
    <style:style style:name="P14" style:family="paragraph" style:parent-style-name="Standard">
      <style:text-properties fo:font-weight="normal" officeooo:rsid="0023cd03" officeooo:paragraph-rsid="0023cd03" style:font-weight-asian="normal" style:font-weight-complex="normal"/>
    </style:style>
    <style:style style:name="P15" style:family="paragraph" style:parent-style-name="Standard">
      <style:text-properties officeooo:paragraph-rsid="0021ec59"/>
    </style:style>
    <style:style style:name="P16" style:family="paragraph" style:parent-style-name="Standard">
      <style:text-properties fo:font-size="9pt" fo:font-weight="normal" officeooo:rsid="0012df8d" officeooo:paragraph-rsid="0021ec59" style:font-size-asian="9pt" style:font-weight-asian="normal" style:font-size-complex="9pt" style:font-weight-complex="normal"/>
    </style:style>
    <style:style style:name="P17" style:family="paragraph" style:parent-style-name="Standard">
      <style:text-properties officeooo:rsid="00224e1e" officeooo:paragraph-rsid="00224e1e"/>
    </style:style>
    <style:style style:name="P18" style:family="paragraph" style:parent-style-name="Standard">
      <style:text-properties officeooo:rsid="002a8bd2" officeooo:paragraph-rsid="002a8bd2"/>
    </style:style>
    <style:style style:name="P19" style:family="paragraph" style:parent-style-name="Standard">
      <style:text-properties officeooo:rsid="002b0a24" officeooo:paragraph-rsid="002b0a24"/>
    </style:style>
    <style:style style:name="P20" style:family="paragraph" style:parent-style-name="Standard">
      <style:paragraph-properties fo:break-before="page"/>
      <style:text-properties fo:font-weight="normal" officeooo:rsid="0012df8d" officeooo:paragraph-rsid="0021ec59" style:font-weight-asian="normal" style:font-weight-complex="normal"/>
    </style:style>
    <style:style style:name="P21" style:family="paragraph" style:parent-style-name="Standard">
      <style:paragraph-properties fo:break-before="page"/>
      <style:text-properties fo:font-weight="bold" officeooo:rsid="0012df8d" officeooo:paragraph-rsid="00224e1e" style:font-weight-asian="bold" style:font-weight-complex="bold"/>
    </style:style>
    <style:style style:name="P22" style:family="paragraph" style:parent-style-name="Standard" style:list-style-name="L1">
      <style:text-properties officeooo:rsid="0020d9fa" officeooo:paragraph-rsid="0020d9f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df8d" style:font-weight-asian="bold" style:font-weight-complex="bold"/>
    </style:style>
    <style:style style:name="T3" style:family="text">
      <style:text-properties fo:font-weight="bold" officeooo:rsid="00174f89" style:font-weight-asian="bold" style:font-weight-complex="bold"/>
    </style:style>
    <style:style style:name="T4" style:family="text">
      <style:text-properties fo:font-weight="bold" officeooo:rsid="00158ed8" style:font-weight-asian="bold" style:font-weight-complex="bold"/>
    </style:style>
    <style:style style:name="T5" style:family="text">
      <style:text-properties officeooo:rsid="0021ec59"/>
    </style:style>
    <style:style style:name="T6" style:family="text">
      <style:text-properties officeooo:rsid="00158ed8"/>
    </style:style>
    <style:style style:name="T7" style:family="text">
      <style:text-properties officeooo:rsid="00224e1e"/>
    </style:style>
    <style:style style:name="T8" style:family="text">
      <style:text-properties officeooo:rsid="002a8bd2"/>
    </style:style>
    <style:style style:name="T9" style:family="text">
      <style:text-properties officeooo:rsid="002b0a24"/>
    </style:style>
    <style:style style:name="T10" style:family="text">
      <style:text-properties officeooo:rsid="002b30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ART power control-<text:span text:style-name="T10">3</text:span></text:p>
      <text:p text:style-name="P1"/>
      <text:p text:style-name="P5">Problem</text:p>
      <text:p text:style-name="P1">The Serial.end() does nothing and hence the UART stays active. This impacts unexpected wake-up from deepsleep and extra power consumption during sleep.</text:p>
      <text:p text:style-name="P1"/>
      <text:p text:style-name="P1">Unlike SPI or WIRE, the UART is linked (HardwareSerial.c) with MBED at the moment of creating the constructor. With SPI and WIRE this is happening during begin().</text:p>
      <text:p text:style-name="P1"/>
      <text:p text:style-name="P4">I have already created and documented a solution with keeping the current structure in HardwareSerial.c, but wanted to test an approach as with SPI and Wire. </text:p>
      <text:p text:style-name="P19">That was the second solution with many changes in HardwareSerial.</text:p>
      <text:p text:style-name="P19"/>
      <text:p text:style-name="P19"><text:span text:style-name="T1">This third soltution</text:span> is based on the learnings of the two earlier solutions. Much easier and cleaner.</text:p>
      <text:p text:style-name="P4"/>
      <text:p text:style-name="P1"/>
      <text:p text:style-name="P5">Description</text:p>
      <text:p text:style-name="P1">There is an empty function Serial_free() in Serial_api.c, part of Apollo3 target. It can be called from mbed (SerialBase.c) <text:s/>function _deinit(). This function is set as private and _deinit() can not be called without changes. <text:s text:c="2"/></text:p>
      <text:p text:style-name="P7">Changes are needed in :</text:p>
      <text:list xml:id="list2171325941" text:style-name="L1">
        <text:list-item>
          <text:p text:style-name="P22">HardwareSerial.c</text:p>
        </text:list-item>
        <text:list-item>
          <text:p text:style-name="P22">HardwareSerial.h</text:p>
        </text:list-item>
        <text:list-item>
          <text:p text:style-name="P22">UnbufferedSerial.h</text:p>
        </text:list-item>
        <text:list-item>
          <text:p text:style-name="P22">Serial_api.c</text:p>
        </text:list-item>
      </text:list>
      <text:p text:style-name="P1"/>
      <text:p text:style-name="P6">Changes to HardwareSerial.h <text:s/><text:span text:style-name="T8">(1 change)</text:span></text:p>
      <text:p text:style-name="P7"/>
      <text:p text:style-name="P18">Add a variable in protected <text:span text:style-name="T9">area of the class</text:span> :</text:p>
      <text:p text:style-name="P18"/>
      <text:p text:style-name="P8"><text:span text:style-name="T8">bool </text:span>_DoReInit = false;</text:p>
      <text:p text:style-name="P8"/>
      <text:p text:style-name="P6">Changes to HardwareSerial.c <text:s/><text:span text:style-name="T8">(2 changes)</text:span></text:p>
      <text:p text:style-name="P17"/>
      <text:p text:style-name="P9"><text:span text:style-name="T8">1</text:span><text:span text:style-name="T5">. </text:span><text:span text:style-name="T8">Add a check in the top of UART:begin() whether reinitialize is needed as UART::end() has been called before</text:span></text:p>
      <text:p text:style-name="P7"/>
      <text:p text:style-name="P7"><text:s text:c="5"/>if (_DoReInit) {</text:p>
      <text:p text:style-name="P7"><text:s text:c="8"/>UnbufferedSerial::_init();</text:p>
      <text:p text:style-name="P7"><text:s text:c="8"/>_DoReInit = false;</text:p>
      <text:p text:style-name="P7"><text:s text:c="4"/>}</text:p>
      <text:p text:style-name="P3"/>
      <text:p text:style-name="P10"><text:span text:style-name="T8">2</text:span>. Ad<text:span text:style-name="T8">d</text:span> in <text:span text:style-name="T8">UART::</text:span>end() :</text:p>
      <text:p text:style-name="P10"/>
      <text:p text:style-name="P10">void UART::end( void ){</text:p>
      <text:p text:style-name="P10"/>
      <text:p text:style-name="P13"><text:s text:c="4"/>// close down UART</text:p>
      <text:p text:style-name="P10"><text:s text:c="4"/>UnbufferedSerial::_deinit();</text:p>
      <text:p text:style-name="P10"><text:s text:c="4"/>_DoReInit = true;</text:p>
      <text:p text:style-name="P10">}</text:p>
      <text:p text:style-name="P10"/>
      <text:p text:style-name="P11"/>
      <text:p text:style-name="P20"/>
      <text:p text:style-name="P15"><text:span text:style-name="T2">In mbed-os/drivers/</text:span><text:span text:style-name="T3">UnbufferedSerial</text:span><text:span text:style-name="T2">.h </text:span><text:span text:style-name="T4">(1 change)</text:span></text:p>
      <text:p text:style-name="P11"/>
      <text:p text:style-name="P12">Around line 158 add</text:p>
      <text:p text:style-name="P12"/>
      <text:p text:style-name="P11">using SerialBase::_deinit;</text:p>
      <text:p text:style-name="P11">using SerialBase::_init;</text:p>
      <text:p text:style-name="P12"><text:s/></text:p>
      <text:p text:style-name="P12">To the list :</text:p>
      <text:p text:style-name="P11"><text:s text:c="4"/>using SerialBase::readable;</text:p>
      <text:p text:style-name="P11"><text:s text:c="4"/>using SerialBase::writeable;</text:p>
      <text:p text:style-name="P11"><text:s text:c="4"/>using SerialBase::format;</text:p>
      <text:p text:style-name="P11"><text:s text:c="4"/>using SerialBase::attach;</text:p>
      <text:p text:style-name="P11"><text:s text:c="4"/>using SerialBase::baud;</text:p>
      <text:p text:style-name="P11"><text:s text:c="4"/>using SerialBase::RxIrq;</text:p>
      <text:p text:style-name="P11"><text:s text:c="4"/>using SerialBase::TxIrq;</text:p>
      <text:p text:style-name="P11"><text:s text:c="4"/>using SerialBase::IrqCnt;</text:p>
      <text:p text:style-name="P11"/>
      <text:p text:style-name="P21">In TARGET_APOLLO3/device/serial_api.c <text:s text:c="2"/><text:span text:style-name="T6">(</text:span><text:span text:style-name="T7">1</text:span><text:span text:style-name="T6"> change)</text:span></text:p>
      <text:p text:style-name="P11"/>
      <text:p text:style-name="P14">Serial_free() call is now getting content.</text:p>
      <text:p text:style-name="P14"/>
      <text:p text:style-name="P16">void serial_free(serial_t *obj) {</text:p>
      <text:p text:style-name="P16"/>
      <text:p text:style-name="P16"><text:s text:c="4"/>MBED_ASSERT(obj-&gt;serial.uart_control-&gt;handle != NULL);</text:p>
      <text:p text:style-name="P16"/>
      <text:p text:style-name="P16"><text:s text:c="4"/>//</text:p>
      <text:p text:style-name="P16"><text:s text:c="4"/>// check for initialized</text:p>
      <text:p text:style-name="P16"><text:s text:c="4"/>//</text:p>
      <text:p text:style-name="P16"><text:s text:c="4"/>if (! obj-&gt;serial.uart_control-&gt;handle){</text:p>
      <text:p text:style-name="P16"><text:s text:c="8"/>return;</text:p>
      <text:p text:style-name="P16"><text:s text:c="4"/>}</text:p>
      <text:p text:style-name="P16"/>
      <text:p text:style-name="P16"><text:s text:c="4"/>//</text:p>
      <text:p text:style-name="P16"><text:s text:c="4"/>// Wait for all of the traffic in the TX pipeline to be sent.</text:p>
      <text:p text:style-name="P16"><text:s text:c="4"/>//</text:p>
      <text:p text:style-name="P16"><text:s text:c="4"/>am_hal_uart_tx_flush(obj-&gt;serial.uart_control-&gt;handle);</text:p>
      <text:p text:style-name="P16"><text:s text:c="4"/></text:p>
      <text:p text:style-name="P16"><text:s text:c="4"/>//</text:p>
      <text:p text:style-name="P16"><text:s text:c="3"/>// Power down the UART</text:p>
      <text:p text:style-name="P16"><text:s text:c="3"/>//</text:p>
      <text:p text:style-name="P16"><text:s text:c="4"/>MBED_ASSERT(AM_HAL_STATUS_SUCCESS == am_hal_uart_power_control(obj-&gt;serial.uart_control-&gt;handle, AM_HAL_SYSCTRL_DEEPSLEEP, false));</text:p>
      <text:p text:style-name="P16"><text:s text:c="4"/></text:p>
      <text:p text:style-name="P16"><text:s text:c="4"/>//</text:p>
      <text:p text:style-name="P16"><text:s text:c="4"/>// de-initialize handle</text:p>
      <text:p text:style-name="P16"><text:s text:c="4"/>//</text:p>
      <text:p text:style-name="P16"><text:s text:c="4"/>MBED_ASSERT(AM_HAL_STATUS_SUCCESS == am_hal_uart_deinitialize(obj-&gt;serial.uart_control-&gt;handle));</text:p>
      <text:p text:style-name="P16"/>
      <text:p text:style-name="P16"><text:s text:c="4"/>//</text:p>
      <text:p text:style-name="P16"><text:s text:c="4"/>// reset handle (to enable re_init next time)</text:p>
      <text:p text:style-name="P16"><text:s text:c="4"/>//</text:p>
      <text:p text:style-name="P16"><text:s text:c="4"/>obj-&gt;serial.uart_control-&gt;handle = 0;</text:p>
      <text:p text:style-name="P16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1T12:57:01.976917323</meta:creation-date>
    <dc:date>2022-04-01T15:03:48.031006158</dc:date>
    <meta:editing-duration>PT46M28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3" meta:paragraph-count="72" meta:word-count="335" meta:character-count="2668" meta:non-whitespace-character-count="2225"/>
  </office:meta>
</office:document-meta>
</file>